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1.4374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2.0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020" table:default-cell-style-name="ce1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or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i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o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re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di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v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on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v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ad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ar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ib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or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yo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rs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on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ui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el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ol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un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ra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am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er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gda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ar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kra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kie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de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eb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kha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ou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ul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e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r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on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ch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ut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ro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ven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il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om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p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ar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tun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lib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le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ai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sw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isr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ra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irn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ank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da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zm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ist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or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our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lap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fin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vol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est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t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kaz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au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ly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yor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wal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av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and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uv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bre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ic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don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alb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ie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tos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ru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apu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alg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ae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sin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jor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syr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irk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ze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geo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ana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oan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oar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mba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bla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vg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gob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cas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nrd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ska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hel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hm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bal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mir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oma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bbi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oas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dgi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ome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gly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lig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tyr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mal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ion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dr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mli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ege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eme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noo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noe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mro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gar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per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sib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pcr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als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he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sax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sil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pod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mol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mac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bos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slo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osa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arm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(irn)</text:p>
          </table:table-cell>
          <table:table-cell office:value-type="string" calcext:value-type="string">
            <text:p>cote nord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(irn)</text:p>
          </table:table-cell>
          <table:table-cell office:value-type="string" calcext:value-type="string">
            <text:p>cote sud</text:p>
          </table:table-cell>
          <table:table-cell table:number-columns-repeated="1020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1">
        <table:table-column table:style-name="co4" table:default-cell-style-name="ce1"/>
        <table:table-column table:style-name="co1" table:number-columns-repeated="2" table:default-cell-style-name="ce1"/>
        <table:table-column table:style-name="co3" table:number-columns-repeated="1021" table:default-cell-style-name="ce1"/>
        <table:table-row table:style-name="ro2">
          <table:table-cell table:style-name="ce2" office:value-type="string" calcext:value-type="string">
            <text:p>numéro de la rég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42" calcext:value-type="float">
            <text:p>42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44" calcext:value-type="float">
            <text:p>44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46" calcext:value-type="float">
            <text:p>46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56" calcext:value-type="float">
            <text:p>56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58" calcext:value-type="float">
            <text:p>58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63" calcext:value-type="float">
            <text:p>63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float" office:value="64" calcext:value-type="float">
            <text:p>64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e" table:style-name="ta1"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3" table:number-columns-repeated="1021" table:default-cell-style-name="ce1"/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me master</text:p>
          </table:table-cell>
          <table:table-cell table:style-name="ce2" office:value-type="string" calcext:value-type="string">
            <text:p>(optionel)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gleterre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rance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spagne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lemagne</text:p>
          </table:table-cell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talie</text:p>
          </table:table-cell>
          <table:table-cell table:number-columns-repeated="102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ologne</text:p>
          </table:table-cell>
          <table:table-cell table:number-columns-repeated="102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ussie</text:p>
          </table:table-cell>
          <table:table-cell table:number-columns-repeated="102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kraine</text:p>
          </table:table-cell>
          <table:table-cell table:number-columns-repeated="102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urquie</text:p>
          </table:table-cell>
          <table:table-cell table:number-columns-repeated="102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gypte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_depart" table:style-name="ta1">
        <table:table-column table:style-name="co6" table:default-cell-style-name="ce1"/>
        <table:table-column table:style-name="co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_Cote" table:style-name="ta1">
        <table:table-column table:style-name="co1" table:number-columns-repeated="2" table:default-cell-style-name="ce1"/>
        <table:table-column table:style-name="co3" table:number-columns-repeated="1022" table:default-cell-style-name="ce1"/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n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s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_cotieres" table:style-name="ta1">
        <table:table-column table:style-name="co1" table:number-columns-repeated="2" table:default-cell-style-name="ce1"/>
        <table:table-column table:style-name="co3" table:number-columns-repeated="1022" table:default-cell-style-name="ce1"/>
        <table:table-row table:style-name="ro2" table:number-rows-repeated="6">
          <table:table-cell table:style-name="ce2" table:number-columns-repeated="2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_zéro" table:style-name="ta1">
        <table:table-column table:style-name="co1" table:number-columns-repeated="257" table:default-cell-style-name="ce1"/>
        <table:table-column table:style-name="co3" table:number-columns-repeated="767" table:default-cell-style-name="ce1"/>
        <table:table-row table:style-name="ro2">
          <table:table-cell table:style-name="ce2" office:value-type="float" office:value="1424" calcext:value-type="float">
            <text:p>1424</text:p>
          </table:table-cell>
          <table:table-cell table:style-name="ce2"/>
          <table:table-cell table:style-name="ce2" office:value-type="string" calcext:value-type="string">
            <text:p>première saison à jouer est 1425 etc….</text:p>
          </table:table-cell>
          <table:table-cell table:style-name="ce2"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Centres_depart.A1:Centres_depart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MT2" style:family="text">
      <style:text-properties fo:color="#000000" loext:opacity="100%" style:font-name="Calibri" fo:font-size="1pt" style:font-name-asian="Calibri" style:font-size-asian="1pt" style:font-name-complex="Calibri" style:font-size-complex="1pt"/>
    </style:style>
    <style:style style:name="MT3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MT4" style:family="text">
      <style:text-properties fo:color="#008000" loext:opacity="100%" style:font-name="Calibri" fo:font-size="10pt" style:font-name-asian="Calibri" style:font-size-asian="10pt" style:font-name-complex="Calibri" style:font-size-complex="10pt"/>
    </style:style>
  </office:automatic-styles>
  <office:master-styles>
    <style:master-page style:name="mp1" style:page-layout-name="Mpm1">
      <style:header>
        <text:p><text:span text:style-name="MT1">{PERSONAL DATA}</text:span><text:span text:style-name="MT2">#</text:span></text:p>
        <text:p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3">Page </text:span><text:span text:style-name="MT3"><text:page-number>1</text:page-number></text:span></text:p>
        <text:p><text:span text:style-name="MT2">#</text:span><text:span text:style-name="MT4">{THALES GROUP LIMITED DISTRIBUTION - PERSONAL DATA}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8-19T22:20:19Z</meta:creation-date>
    <dc:date>2023-09-05T13:05:12.518281788</dc:date>
    <meta:print-date>2023-08-22T13:14:20Z</meta:print-date>
    <meta:editing-cycles>26</meta:editing-cycles>
    <meta:editing-duration>PT3H30M53S</meta:editing-duration>
    <meta:document-statistic meta:table-count="7" meta:cell-count="386" meta:object-count="0"/>
    <meta:user-defined meta:name="MSIP_Label_4265dfd4-2f28-40ac-a130-d2bbe8ae537d_ActionId">547d018c-09e8-4d1d-98aa-59352b7e9302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3-08-22T13:20:34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</office:meta>
</office:document-meta>
</file>